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cc00cc" fo:font-weight="bold" style:font-weight-asian="bold" style:font-weight-complex="bold"/>
    </style:style>
    <style:style style:name="P3" style:family="paragraph" style:parent-style-name="Standard">
      <style:text-properties fo:color="#cc00cc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color="#0000ff" fo:font-weight="bold" style:font-weight-asian="bold" style:font-weight-complex="bold"/>
    </style:style>
    <style:style style:name="P7" style:family="paragraph" style:parent-style-name="Standard">
      <style:text-properties officeooo:rsid="001695dc" officeooo:paragraph-rsid="001695dc"/>
    </style:style>
    <style:style style:name="P8" style:family="paragraph" style:parent-style-name="Table_20_Contents">
      <style:text-properties officeooo:rsid="001695dc" officeooo:paragraph-rsid="001695dc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c00cc" fo:font-weight="bold" style:font-weight-asian="bold" style:font-weight-complex="bold"/>
    </style:style>
    <style:style style:name="T5" style:family="text">
      <style:text-properties fo:color="#cc00cc" fo:font-style="italic" style:font-style-asian="italic" style:font-style-complex="italic"/>
    </style:style>
    <style:style style:name="T6" style:family="text">
      <style:text-properties fo:color="#cc00cc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g configuration file</text:p>
      <text:p text:style-name="Standard">Didascalia</text:p>
      <text:p text:style-name="P6">namespace</text:p>
      <text:p text:style-name="P2">tag</text:p>
      <text:p text:style-name="P3">sub-tag</text:p>
      <text:p text:style-name="P1">attribute</text:p>
      <text:p text:style-name="P5">attribute description</text:p>
      <text:p text:style-name="P4"/>
      <text:p text:style-name="Standard">Namespaces list:</text:p>
      <text:p text:style-name="Standard">context <text:tab/>= <text:tab/><text:a xlink:type="simple" xlink:href="http://www.springframework.org/schema/context" text:style-name="Internet_20_link" text:visited-style-name="Visited_20_Internet_20_Link">http://www.springframework.org/schema/context</text:a></text:p>
      <text:p text:style-name="Standard">mvc <text:tab/><text:tab/>=<text:tab/><text:a xlink:type="simple" xlink:href="http://www.springframework.org/schema/mvc" text:style-name="Internet_20_link" text:visited-style-name="Visited_20_Internet_20_Link">http://www.springframework.org/schema/mvc</text:a></text:p>
      <text:p text:style-name="Standard">oxm<text:tab/><text:tab/>=<text:tab/><text:a xlink:type="simple" xlink:href="http://www.springframework.org/schema/oxm" text:style-name="Internet_20_link" text:visited-style-name="Visited_20_Internet_20_Link">http://www.springframework.org/schema/oxm</text:a></text:p>
      <text:p text:style-name="Standard"/>
      <text:p text:style-name="Standard"/>
      <text:p text:style-name="Standard">&lt;beans ...&gt;</text:p>
      <text:p text:style-name="Standard"/>
      <text:p text:style-name="Standard">/*</text:p>
      <text:p text:style-name="Standard">Annotation wiring isn't turned on in the Spring container by default. So, before we can use annotation-based autowiring, we'll need to enable it in our Spring configuration. The simplest way to do that is with the &lt;context:annotation-config&gt; element from Spring's context configuration namespace.</text:p>
      <text:p text:style-name="Standard">*/</text:p>
      <text:p text:style-name="Standard">&lt;<text:span text:style-name="T7">context</text:span>:<text:span text:style-name="T4">annotation-config</text:span> /&gt;</text:p>
      <text:p text:style-name="Standard"/>
      <text:p text:style-name="Standard">/*</text:p>
      <text:p text:style-name="Standard">Register several features, enable annotations for mvc and controllers, including JSR-303 validation support, message conversion, and support for field formatting.</text:p>
      <text:p text:style-name="Standard">*/</text:p>
      <text:p text:style-name="Standard">&lt;<text:span text:style-name="T7">mvc</text:span>:<text:span text:style-name="T4">annotation-driven</text:span> /&gt;</text:p>
      <text:p text:style-name="Standard"/>
      <text:p text:style-name="Standard">/*</text:p>
      <text:p text:style-name="Standard">for explanation see a good example and explanation: </text:p>
      <text:p text:style-name="Standard"><text:a xlink:type="simple" xlink:href="http://stackoverflow.com/questions/7414794/difference-between-contextannotation-config-vs-contextcomponent-scan" text:style-name="Internet_20_link" text:visited-style-name="Visited_20_Internet_20_Link">http://stackoverflow.com/questions/7414794/difference-between-contextannotation-config-vs-contextcomponent-scan</text:a></text:p>
      <text:p text:style-name="Standard">*/</text:p>
      <text:p text:style-name="Standard">&lt;<text:span text:style-name="T7">contex</text:span>:<text:span text:style-name="T4">annotation-scan</text:span> /&gt;</text:p>
      <text:p text:style-name="Standard"/>
      <text:p text:style-name="Standard">&lt;<text:span text:style-name="T4">bean</text:span> </text:p>
      <text:p text:style-name="Standard"><text:span text:style-name="T3"><text:tab/>id<text:tab/><text:tab/><text:tab/></text:span>=<text:tab/>”<text:span text:style-name="T1">id used as reference in this config file</text:span>” </text:p>
      <text:p text:style-name="Standard"><text:span text:style-name="T3"><text:tab/>class<text:tab/><text:tab/><text:tab/></text:span>=<text:tab/>”<text:span text:style-name="T1">object type that will be created by container</text:span>”</text:p>
      <text:p text:style-name="Standard"><text:tab/><text:span text:style-name="T3">factory-bean</text:span> <text:tab/><text:tab/>= <text:tab/><text:span text:style-name="T1">“bean id in which is defined the factory-method”</text:span></text:p>
      <text:p text:style-name="Standard"><text:span text:style-name="T3"><text:tab/>factory-method<text:tab/></text:span>= <text:tab/><text:span text:style-name="T1">“name of the method that will create the bean”</text:span></text:p>
      <text:p text:style-name="Standard"><text:span text:style-name="T1"><text:tab/></text:span><text:span text:style-name="T9">scope<text:tab/><text:tab/></text:span><text:span text:style-name="T1"><text:tab/></text:span><text:span text:style-name="T8">=</text:span><text:span text:style-name="T1"><text:tab/>“One of the bean scope: singleton(default, always same <text:tab/><text:tab/><text:tab/><text:tab/><text:tab/><text:tab/>value!); prototype (new instanced when requested), etc.”</text:span></text:p>
      <text:p text:style-name="Standard"><text:span text:style-name="T1"><text:tab/></text:span><text:span text:style-name="T9">init-method</text:span><text:span text:style-name="T1"><text:tab/><text:tab/></text:span><text:span text:style-name="T8">=</text:span><text:span text:style-name="T1"><text:tab/>“???”</text:span></text:p>
      <text:p text:style-name="Standard"><text:tab/>&gt;</text:p>
      <text:p text:style-name="Standard"><text:tab/></text:p>
      <text:p text:style-name="Standard"><text:tab/>&lt;<text:span text:style-name="T5">constructor-arg</text:span> </text:p>
      <text:p text:style-name="Standard"><text:span text:style-name="T3"><text:tab/><text:tab/>name= </text:span><text:span text:style-name="T2">“name of target constructor arg”</text:span></text:p>
      <text:p text:style-name="Standard"><text:span text:style-name="T3"><text:tab/><text:tab/>ref </text:span>= ”<text:span text:style-name="T1">the id of a bean that resides in the same file of this bean</text:span>”</text:p>
      <text:p text:style-name="Standard"><text:tab/><text:tab/><text:span text:style-name="T3">value</text:span> = “<text:span text:style-name="T1">specific value for this arg. Used alternatively of ref</text:span>”</text:p>
      <text:p text:style-name="Standard"><text:tab/> <text:s/>/&gt;</text:p>
      <text:p text:style-name="Standard"><text:soft-page-break/></text:p>
      <text:p text:style-name="Standard"><text:tab/>&lt;<text:span text:style-name="T6">property</text:span> </text:p>
      <text:p text:style-name="Standard"><text:span text:style-name="T3"><text:tab/><text:tab/>name</text:span>=”<text:span text:style-name="T1">property name of this bean</text:span>” </text:p>
      <text:p text:style-name="Standard"><text:span text:style-name="T3"><text:tab/><text:tab/>ref</text:span>=”<text:span text:style-name="T1">the id of a bean that resides in the same file of this bean</text:span>” </text:p>
      <text:p text:style-name="Standard"><text:tab/>/&gt;</text:p>
      <text:p text:style-name="Standard"/>
      <text:p text:style-name="Standard">&lt;/<text:span text:style-name="T4">bean</text:span>&gt;</text:p>
      <text:p text:style-name="Standard"/>
      <text:p text:style-name="Standard">&lt;/beans&gt;</text:p>
      <text:p text:style-name="Standard"/>
      <text:p text:style-name="Standard"/>
      <text:p text:style-name="Standard"/>
      <text:p text:style-name="Standard"/>
      <text:p text:style-name="Standard"/>
      <text:h text:style-name="P9" text:outline-level="1">Appendix A</text:h>
      <text:p text:style-name="P7">Bean scopes</text:p>
      <text:p text:style-name="P7"/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8">Scope</text:p>
          </table:table-cell>
          <table:table-cell table:style-name="Tabella1.B1" office:value-type="string">
            <text:p text:style-name="P8">Description</text:p>
          </table:table-cell>
        </table:table-row>
        <table:table-row>
          <table:table-cell table:style-name="Tabella1.A2" office:value-type="string">
            <text:p text:style-name="P8">singleton</text:p>
          </table:table-cell>
          <table:table-cell table:style-name="Tabella1.B2" office:value-type="string">
            <text:p text:style-name="P8">This scopes the bean definition to a single instance per Spring IoC container (default).</text:p>
          </table:table-cell>
        </table:table-row>
        <table:table-row>
          <table:table-cell table:style-name="Tabella1.A2" office:value-type="string">
            <text:p text:style-name="P8">prototype</text:p>
          </table:table-cell>
          <table:table-cell table:style-name="Tabella1.B2" office:value-type="string">
            <text:p text:style-name="P8">This scopes a single bean definition to have any number of object instances.</text:p>
          </table:table-cell>
        </table:table-row>
        <table:table-row>
          <table:table-cell table:style-name="Tabella1.A2" office:value-type="string">
            <text:p text:style-name="P8">request</text:p>
          </table:table-cell>
          <table:table-cell table:style-name="Tabella1.B2" office:value-type="string">
            <text:p text:style-name="P8">This scopes a bean definition to an HTTP request. Only valid in the context of a web-aware Spring ApplicationContext.</text:p>
          </table:table-cell>
        </table:table-row>
        <table:table-row>
          <table:table-cell table:style-name="Tabella1.A2" office:value-type="string">
            <text:p text:style-name="P8">session</text:p>
          </table:table-cell>
          <table:table-cell table:style-name="Tabella1.B2" office:value-type="string">
            <text:p text:style-name="P8">This scopes a bean definition to an HTTP session. Only valid in the context of a web-aware Spring ApplicationContext.</text:p>
          </table:table-cell>
        </table:table-row>
        <table:table-row>
          <table:table-cell table:style-name="Tabella1.A2" office:value-type="string">
            <text:p text:style-name="P8">global-session</text:p>
          </table:table-cell>
          <table:table-cell table:style-name="Tabella1.B2" office:value-type="string">
            <text:p text:style-name="P8">This scopes a bean definition to a global HTTP session. Only valid in the context of a web-aware Spring ApplicationContext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Baudo</meta:initial-creator>
    <meta:creation-date>2014-12-04T11:17:46.47</meta:creation-date>
    <dc:date>2014-12-15T17:07:24.726000000</dc:date>
    <meta:editing-duration>PT9H50M45S</meta:editing-duration>
    <meta:editing-cycles>7</meta:editing-cycles>
    <meta:generator>LibreOffice/4.3.4.1$Windows_x86 LibreOffice_project/bc356b2f991740509f321d70e4512a6a54c5f243</meta:generator>
    <meta:document-statistic meta:table-count="1" meta:image-count="0" meta:object-count="0" meta:page-count="3" meta:paragraph-count="59" meta:word-count="324" meta:character-count="2312" meta:non-whitespace-character-count="1993"/>
  </office:meta>
</office:document-meta>
</file>